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5D000000E7F5AB8B2C.jpg" manifest:media-type="image/jpeg"/>
  <manifest:file-entry manifest:full-path="Pictures/1000000100000BC000000420687FC039.png" manifest:media-type="image/png"/>
  <manifest:file-entry manifest:full-path="Pictures/10000000000009A9000000EB2C10104B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IDFont+F2" svg:font-family="CIDFont+F2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Negrito" style:font-family-generic="swiss"/>
    <style:font-face style:name="Calibri Light2" svg:font-family="'Calibri Light'" style:font-adornments="Regular" style:font-family-generic="swiss"/>
    <style:font-face style:name="Franklin Gothic Heavy" svg:font-family="'Franklin Gothic Heavy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21.001cm" table:align="margins" style:may-break-between-rows="true" table:border-model="collapsing"/>
    </style:style>
    <style:style style:name="Tabela1.A" style:family="table-column">
      <style:table-column-properties style:column-width="21.001cm" style:rel-column-width="65535*"/>
    </style:style>
    <style:style style:name="Tabela1.1" style:family="table-row">
      <style:table-row-properties style:min-row-height="0.9cm"/>
    </style:style>
    <style:style style:name="Tabela1.A1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ela2" style:family="table">
      <style:table-properties style:width="21.001cm" fo:margin-left="0cm" fo:margin-right="0cm" fo:break-before="auto" fo:break-after="auto" table:align="margins" style:may-break-between-rows="true" table:border-model="collapsing"/>
    </style:style>
    <style:style style:name="Tabela2.A" style:family="table-column">
      <style:table-column-properties style:column-width="6.992cm" style:rel-column-width="21820*"/>
    </style:style>
    <style:style style:name="Tabela2.B" style:family="table-column">
      <style:table-column-properties style:column-width="7.001cm" style:rel-column-width="21847*"/>
    </style:style>
    <style:style style:name="Tabela2.C" style:family="table-column">
      <style:table-column-properties style:column-width="7.008cm" style:rel-column-width="21868*"/>
    </style:style>
    <style:style style:name="Tabela2.1" style:family="table-row">
      <style:table-row-properties style:min-row-height="0.002cm" fo:keep-together="auto"/>
    </style:style>
    <style:style style:name="Tabela2.A1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ela3" style:family="table">
      <style:table-properties style:width="20.997cm" fo:margin-left="0cm" fo:margin-right="0.004cm" fo:break-before="auto" fo:break-after="auto" table:align="margins" style:may-break-between-rows="true" table:border-model="collapsing"/>
    </style:style>
    <style:style style:name="Tabela3.A" style:family="table-column">
      <style:table-column-properties style:column-width="6.987cm" style:rel-column-width="3961*"/>
    </style:style>
    <style:style style:name="Tabela3.B" style:family="table-column">
      <style:table-column-properties style:column-width="7.011cm" style:rel-column-width="3975*"/>
    </style:style>
    <style:style style:name="Tabela3.C" style:family="table-column">
      <style:table-column-properties style:column-width="6.999cm" style:rel-column-width="3968*"/>
    </style:style>
    <style:style style:name="Tabela3.1" style:family="table-row">
      <style:table-row-properties style:min-row-height="0.794cm" fo:keep-together="auto"/>
    </style:style>
    <style:style style:name="Tabela3.A1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P1" style:family="paragraph" style:parent-style-name="Header">
      <style:text-properties officeooo:rsid="002c77ee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officeooo:rsid="000ef272" officeooo:paragraph-rsid="000ef27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bold" officeooo:rsid="000ef272" officeooo:paragraph-rsid="00149c16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bold" officeooo:rsid="000ef272" officeooo:paragraph-rsid="000ef272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bold" officeooo:rsid="000ef272" officeooo:paragraph-rsid="00245b72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style:line-height-at-least="0cm" fo:text-align="start" style:justify-single-word="false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bold" officeooo:rsid="000ef272" officeooo:paragraph-rsid="0016a0d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bold" officeooo:rsid="000ef272" officeooo:paragraph-rsid="0037b46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8" style:family="paragraph" style:parent-style-name="Standard" style:list-style-name="L1">
      <style:paragraph-properties fo:text-align="center" style:justify-single-word="false"/>
      <style:text-properties fo:color="#efa047" loext:opacity="100%" style:font-name="Franklin Gothic Heavy" fo:font-size="12pt" fo:font-weight="normal" officeooo:rsid="0053efb8" officeooo:paragraph-rsid="0053efb8" style:font-size-asian="12pt" style:font-weight-asian="normal" style:font-size-complex="12pt" style:font-weight-complex="normal"/>
    </style:style>
    <style:style style:name="P9" style:family="paragraph" style:parent-style-name="Standard" style:list-style-name="L1">
      <loext:graphic-properties draw:fill="none"/>
      <style:paragraph-properties fo:margin-left="1.3cm" fo:margin-right="0.7cm" fo:line-height="100%" fo:text-align="center" style:justify-single-word="false" fo:text-indent="-0.6cm" style:auto-text-indent="false" fo:background-color="transparent"/>
      <style:text-properties fo:color="#efa047" loext:opacity="100%" style:font-name="Calibri" fo:font-size="12pt" fo:font-weight="normal" officeooo:rsid="0053efb8" officeooo:paragraph-rsid="0053efb8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line-height="100%"/>
      <style:text-properties style:font-name="Calibri Light" officeooo:paragraph-rsid="00643b0a"/>
    </style:style>
    <style:style style:name="P11" style:family="paragraph" style:parent-style-name="Standard">
      <style:text-properties style:font-name="Calibri Light" officeooo:paragraph-rsid="006802bb"/>
    </style:style>
    <style:style style:name="P12" style:family="paragraph" style:parent-style-name="Standard" style:list-style-name="L1">
      <style:paragraph-properties fo:line-height="100%"/>
      <style:text-properties style:font-name="Calibri" fo:font-size="12pt" fo:font-weight="bold" officeooo:paragraph-rsid="00643b0a" style:font-size-asian="12pt" style:font-weight-asian="bold" style:font-size-complex="12pt" style:font-weight-complex="bold"/>
    </style:style>
    <style:style style:name="P13" style:family="paragraph" style:parent-style-name="Standard" style:list-style-name="L1">
      <style:paragraph-properties fo:line-height="100%"/>
      <style:text-properties style:font-name="Calibri" fo:font-size="12pt" fo:font-weight="bold" officeooo:paragraph-rsid="006616f8" style:font-size-asian="12pt" style:font-weight-asian="bold" style:font-size-complex="12pt" style:font-weight-complex="bold"/>
    </style:style>
    <style:style style:name="P14" style:family="paragraph" style:parent-style-name="Standard">
      <style:paragraph-properties fo:line-height="100%"/>
      <style:text-properties style:font-name="Calibri" fo:font-size="12pt" fo:font-weight="bold" officeooo:paragraph-rsid="00643b0a" style:font-size-asian="12pt" style:font-weight-asian="bold" style:font-size-complex="12pt" style:font-weight-complex="bold"/>
    </style:style>
    <style:style style:name="P15" style:family="paragraph" style:parent-style-name="Standard">
      <style:paragraph-properties fo:line-height="100%"/>
      <style:text-properties style:font-name="Calibri" fo:font-size="12pt" fo:font-weight="bold" officeooo:paragraph-rsid="006616f8" style:font-size-asian="12pt" style:font-weight-asian="bold" style:font-size-complex="12pt" style:font-weight-complex="bold"/>
    </style:style>
    <style:style style:name="P16" style:family="paragraph" style:parent-style-name="Standard" style:list-style-name="L1">
      <style:paragraph-properties fo:line-height="100%"/>
      <style:text-properties style:font-name="Calibri" fo:font-size="12pt" fo:font-weight="bold" officeooo:rsid="0077e7e1" officeooo:paragraph-rsid="00643b0a" style:font-size-asian="12pt" style:font-weight-asian="bold" style:font-size-complex="12pt" style:font-weight-complex="bold"/>
    </style:style>
    <style:style style:name="P17" style:family="paragraph" style:parent-style-name="Standard">
      <style:paragraph-properties fo:line-height="100%"/>
      <style:text-properties style:font-name="Calibri" fo:font-size="12pt" fo:font-weight="bold" officeooo:rsid="0077e7e1" officeooo:paragraph-rsid="00643b0a" style:font-size-asian="12pt" style:font-weight-asian="bold" style:font-size-complex="12pt" style:font-weight-complex="bold"/>
    </style:style>
    <style:style style:name="P18" style:family="paragraph" style:parent-style-name="Standard">
      <style:paragraph-properties fo:line-height="100%"/>
      <style:text-properties style:font-name="Calibri" fo:font-size="12pt" fo:font-weight="normal" officeooo:paragraph-rsid="00643b0a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line-height="100%"/>
      <style:text-properties style:font-name="Calibri" fo:font-size="12pt" fo:font-style="normal" fo:font-weight="bold" officeooo:paragraph-rsid="00643b0a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 style:list-style-name="L1">
      <style:paragraph-properties fo:line-height="100%" fo:text-align="start" style:justify-single-word="false"/>
      <style:text-properties style:font-name="Calibri" fo:font-weight="bold" officeooo:paragraph-rsid="0053efb8" style:font-weight-asian="bold" style:font-weight-complex="bold"/>
    </style:style>
    <style:style style:name="P21" style:family="paragraph" style:parent-style-name="Standard" style:list-style-name="L1">
      <style:paragraph-properties fo:line-height="100%"/>
      <style:text-properties style:font-name="Calibri" fo:font-weight="bold" officeooo:paragraph-rsid="00643b0a" style:font-weight-asian="bold" style:font-weight-complex="bold"/>
    </style:style>
    <style:style style:name="P22" style:family="paragraph" style:parent-style-name="Standard">
      <style:paragraph-properties fo:line-height="100%"/>
      <style:text-properties style:font-name="Calibri" fo:font-weight="bold" officeooo:paragraph-rsid="00643b0a" style:font-weight-asian="bold" style:font-weight-complex="bold"/>
    </style:style>
    <style:style style:name="P23" style:family="paragraph" style:parent-style-name="Standard">
      <style:paragraph-properties fo:line-height="100%" fo:text-align="start" style:justify-single-word="false"/>
      <style:text-properties style:font-name="Calibri" fo:font-weight="bold" officeooo:rsid="00643b0a" officeooo:paragraph-rsid="00643b0a" style:font-weight-asian="bold" style:font-weight-complex="bold"/>
    </style:style>
    <style:style style:name="P24" style:family="paragraph" style:parent-style-name="Standard" style:list-style-name="L1">
      <style:paragraph-properties fo:line-height="100%"/>
      <style:text-properties style:font-name="Calibri" fo:font-weight="bold" officeooo:rsid="006616f8" officeooo:paragraph-rsid="006616f8" style:font-weight-asian="bold" style:font-weight-complex="bold"/>
    </style:style>
    <style:style style:name="P25" style:family="paragraph" style:parent-style-name="Standard">
      <style:paragraph-properties fo:line-height="100%"/>
      <style:text-properties style:font-name="Calibri" fo:font-weight="bold" officeooo:rsid="006616f8" officeooo:paragraph-rsid="006616f8" style:font-weight-asian="bold" style:font-weight-complex="bold"/>
    </style:style>
    <style:style style:name="P26" style:family="paragraph" style:parent-style-name="Standard">
      <style:paragraph-properties fo:line-height="100%"/>
      <style:text-properties style:font-name="Calibri" fo:font-weight="bold" officeooo:rsid="00661baf" officeooo:paragraph-rsid="00661baf" style:font-weight-asian="bold" style:font-weight-complex="bold"/>
    </style:style>
    <style:style style:name="P27" style:family="paragraph" style:parent-style-name="Standard" style:list-style-name="L1">
      <style:paragraph-properties fo:line-height="100%"/>
      <style:text-properties style:font-name="Calibri" fo:font-weight="bold" officeooo:rsid="00661baf" officeooo:paragraph-rsid="00661baf" style:font-weight-asian="bold" style:font-weight-complex="bold"/>
    </style:style>
    <style:style style:name="P28" style:family="paragraph" style:parent-style-name="Standard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normal" officeooo:rsid="00919008" officeooo:paragraph-rsid="006802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Standard">
      <style:paragraph-properties fo:line-height="100%" fo:text-align="start" style:justify-single-word="false"/>
      <style:text-properties style:font-name="Calibri" officeooo:paragraph-rsid="006802bb"/>
    </style:style>
    <style:style style:name="P30" style:family="paragraph" style:parent-style-name="Table_20_Contents">
      <style:paragraph-properties fo:line-height="100%" fo:text-align="start" style:justify-single-word="false"/>
      <style:text-properties style:font-name="Calibri" officeooo:paragraph-rsid="006802bb"/>
    </style:style>
    <style:style style:name="P31" style:family="paragraph">
      <style:paragraph-properties fo:text-align="start"/>
      <style:text-properties style:text-line-through-style="none" style:text-line-through-type="none" fo:font-family="Calibri" style:font-style-name="Regular" style:font-family-generic="swiss" fo:font-size="12pt" fo:font-style="normal" style:text-underline-style="none"/>
    </style:style>
    <style:style style:name="P32" style:family="paragraph">
      <style:paragraph-properties fo:text-align="start"/>
      <style:text-properties fo:color="#2309fc" fo:font-family="Calibri" style:font-style-name="Negrito" style:font-family-generic="swiss" fo:font-size="12pt" fo:font-weight="bold"/>
    </style:style>
    <style:style style:name="P33" style:family="paragraph">
      <style:paragraph-properties fo:text-align="start"/>
      <style:text-properties fo:color="#81d41a" fo:font-family="Calibri" style:font-style-name="Negrito" style:font-family-generic="swiss" fo:font-size="12pt" fo:font-weight="bold"/>
    </style:style>
    <style:style style:name="P34" style:family="paragraph">
      <style:paragraph-properties fo:text-align="start"/>
      <style:text-properties fo:color="#00a933" fo:font-family="Calibri" style:font-style-name="Negrito" style:font-family-generic="swiss" fo:font-size="12pt" fo:font-weight="bold"/>
    </style:style>
    <style:style style:name="P35" style:family="paragraph">
      <style:paragraph-properties fo:text-align="start"/>
      <style:text-properties fo:color="#ff0000" fo:font-family="Calibri" style:font-style-name="Negrito" style:font-family-generic="swiss" fo:font-size="12pt" fo:font-weight="bold"/>
    </style:style>
    <style:style style:name="P36" style:family="paragraph">
      <style:paragraph-properties fo:text-align="start"/>
      <style:text-properties fo:font-family="Calibri" style:font-style-name="Regular" style:font-family-generic="swiss" fo:font-size="12pt" fo:font-weight="normal"/>
    </style:style>
    <style:style style:name="P37" style:family="paragraph">
      <style:paragraph-properties fo:text-align="start"/>
    </style:style>
    <style:style style:name="P38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39" style:family="paragraph">
      <style:paragraph-properties fo:text-align="center"/>
    </style:style>
    <style:style style:name="P40" style:family="paragraph">
      <style:paragraph-properties fo:text-align="center" style:writing-mode="lr-tb"/>
    </style:style>
    <style:style style:name="P41" style:family="paragraph">
      <loext:graphic-properties draw:fill="none"/>
      <style:paragraph-properties fo:text-align="center"/>
      <style:text-properties fo:color="#111111" loext:opacity="100%" style:font-name="Calibri" fo:font-size="16pt" fo:font-weight="bold" style:font-size-asian="16pt" style:font-weight-asian="bold" style:font-size-complex="16pt" style:font-weight-complex="bold"/>
    </style:style>
    <style:style style:name="T1" style:family="text">
      <style:text-properties officeooo:rsid="0016a0d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6802bb" style:font-weight-asian="bold" style:font-weight-complex="bold"/>
    </style:style>
    <style:style style:name="T4" style:family="text">
      <style:text-properties fo:font-weight="bold" officeooo:rsid="0053efb8" style:font-weight-asian="bold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643b0a" style:font-size-asian="12pt" style:font-size-complex="12pt"/>
    </style:style>
    <style:style style:name="T7" style:family="text">
      <style:text-properties fo:font-size="12pt" officeooo:rsid="0053efb8" style:font-size-asian="12pt" style:font-size-complex="12pt"/>
    </style:style>
    <style:style style:name="T8" style:family="text">
      <style:text-properties fo:font-size="12pt" officeooo:rsid="006616f8" style:font-size-asian="12pt" style:font-size-complex="12pt"/>
    </style:style>
    <style:style style:name="T9" style:family="text">
      <style:text-properties fo:font-size="12pt" officeooo:rsid="006802bb" style:font-size-asian="12pt" style:font-size-complex="12pt"/>
    </style:style>
    <style:style style:name="T10" style:family="text">
      <style:text-properties officeooo:rsid="005c1ad6"/>
    </style:style>
    <style:style style:name="T11" style:family="text">
      <style:text-properties officeooo:rsid="005f55c9"/>
    </style:style>
    <style:style style:name="T12" style:family="text">
      <style:text-properties officeooo:rsid="0060e5ea"/>
    </style:style>
    <style:style style:name="T13" style:family="text">
      <style:text-properties officeooo:rsid="00643b0a"/>
    </style:style>
    <style:style style:name="T14" style:family="text">
      <style:text-properties officeooo:rsid="0077e7e1"/>
    </style:style>
    <style:style style:name="T15" style:family="text">
      <style:text-properties officeooo:rsid="006616f8"/>
    </style:style>
    <style:style style:name="T16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bold" officeooo:rsid="0053efb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7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bold" officeooo:rsid="006802b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8" style:family="text">
      <style:text-properties fo:color="#111111" loext:opacity="100%" style:font-name="Calibri" fo:font-size="16pt" fo:font-weight="bold" style:font-name-asian="CIDFont+F2" style:font-size-asian="16pt" style:font-weight-asian="bold" style:font-name-complex="CIDFont+F2" style:font-size-complex="16pt" style:font-weight-complex="bold"/>
    </style:style>
    <style:style style:name="T19" style:family="text">
      <style:text-properties fo:color="#111111" loext:opacity="100%" style:font-name="Calibri" fo:font-size="5.40000009536743pt" fo:font-weight="bold" style:font-name-asian="CIDFont+F2" style:font-size-asian="5.40000009536743pt" style:font-weight-asian="bold" style:font-name-complex="CIDFont+F2" style:font-size-complex="5.40000009536743pt" style:font-weight-complex="bold"/>
    </style:style>
    <style:style style:name="T20" style:family="text">
      <style:text-properties fo:color="#efa047" loext:opacity="100%" style:font-name="Calibri" fo:font-size="14pt" fo:font-weight="bold" style:font-name-asian="CIDFont+F2" style:font-size-asian="14pt" style:font-weight-asian="bold" style:font-name-complex="CIDFont+F2" style:font-size-complex="14pt" style:font-weight-complex="bold"/>
    </style:style>
    <style:style style:name="T21" style:family="text">
      <style:text-properties fo:color="#efa047" loext:opacity="100%" style:font-name="Calibri" fo:font-size="14pt" fo:language="pt" fo:country="BR" fo:font-weight="bold" style:font-name-asian="CIDFont+F2" style:font-size-asian="14pt" style:font-weight-asian="bold" style:font-name-complex="CIDFont+F2" style:font-size-complex="14pt" style:font-weight-complex="bold"/>
    </style:style>
    <text:list-style style:name="L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top"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bottom" loext:decorative="false" style:vertical-pos="from-top" style:vertical-rel="paragraph" style:horizontal-pos="from-left" style:horizontal-rel="paragraph"/>
    </style:style>
    <style:style style:name="gr4" style:family="graphic">
      <style:graphic-properties loext:decorative="false" style:run-through="foreground" style:vertical-pos="from-top" style:vertical-rel="paragraph" style:horizontal-pos="from-left" style:horizontal-rel="paragraph"/>
    </style:style>
    <style:style style:name="gr5" style:family="graphic">
      <style:graphic-properties draw:textarea-vertical-align="bottom" loext:decorative="false"/>
    </style:style>
    <style:style style:name="gr6" style:family="graphic" style:data-style-name="C10114">
      <style:graphic-properties loext:decorative="fals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fo:border="solid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528cm" fo:min-width="5.272cm" fo:padding-top="0cm" fo:padding-bottom="0cm" fo:padding-left="0cm" fo:padding-right="0cm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number:date-style style:name="C10114" number:language="de" number:country="DE">
      <number:day/>
      <number:text>-</number:text>
      <number:month/>
      <number:text>-</number:text>
      <number:year/>
    </number:date-style>
  </office:automatic-styles>
  <office:body>
    <office:text text:use-soft-page-breaks="true">
      <office:forms form:automatic-focus="false" form:apply-design-mode="false">
        <form:form form:name="Formulário" form:command="biblio" form:datasource="Bibliography" form:allow-deletes="false" form:allow-inserts="false" form:allow-updates="false" form:apply-filter="true" form:escape-processing="false" form:enctype="application/text" form:command-type="table" form:navigation-mode="non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  <form:text form:name="Caixa de texto 2" form:control-implementation="ooo:com.sun.star.form.component.TextField" xml:id="control1" form:id="control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ixa de texto 3" form:control-implementation="ooo:com.sun.star.form.component.TextField" xml:id="control2" form:id="control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ixa de texto 4" form:control-implementation="ooo:com.sun.star.form.component.TextField" xml:id="control3" form:id="control3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date form:name="Campo de data 2" form:control-implementation="ooo:com.sun.star.form.component.DateField" xml:id="control4" form:id="control4" form:min-value="1800-01-01" form:tab-index="6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date>
          <form:text form:name="Caixa de texto 5" form:control-implementation="ooo:com.sun.star.form.component.TextField" xml:id="control5" form:id="control5" form:tab-index="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date form:name="Campo de data 4" form:control-implementation="ooo:com.sun.star.form.component.DateField" xml:id="control6" form:id="control6" form:min-value="1800-01-01" form:tab-index="12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date>
          <form:generic-control form:name="N/A" form:control-implementation="ooo:com.sun.star.form.component.NavigationToolBar" xml:id="control7" form:id="control7"/>
          <form:date form:name="Campo de data 3" form:control-implementation="ooo:com.sun.star.form.component.DateField" xml:id="control8" form:id="control8" form:min-value="1800-01-01" form:tab-index="11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date>
          <form:checkbox form:name="Caixa de seleção 6" form:control-implementation="ooo:com.sun.star.form.component.CheckBox" xml:id="control9" form:id="control9" form:label="N/A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6" form:control-implementation="ooo:com.sun.star.form.component.CheckBox" xml:id="control10" form:id="control10" form:label="N/A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6" form:control-implementation="ooo:com.sun.star.form.component.CheckBox" xml:id="control11" form:id="control11" form:label="N/A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6" form:control-implementation="ooo:com.sun.star.form.component.CheckBox" xml:id="control12" form:id="control12" form:label="N/A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6" form:control-implementation="ooo:com.sun.star.form.component.CheckBox" xml:id="control13" form:id="control13" form:label="N/A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6" form:control-implementation="ooo:com.sun.star.form.component.CheckBox" xml:id="control14" form:id="control14" form:label="N/A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6" form:control-implementation="ooo:com.sun.star.form.component.CheckBox" xml:id="control15" form:id="control15" form:label="N/A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6" form:control-implementation="ooo:com.sun.star.form.component.CheckBox" xml:id="control16" form:id="control16" form:label="N/A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6" form:control-implementation="ooo:com.sun.star.form.component.CheckBox" xml:id="control17" form:id="control17" form:label="N/A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6" form:control-implementation="ooo:com.sun.star.form.component.CheckBox" xml:id="control18" form:id="control18" form:label="N/A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6" form:control-implementation="ooo:com.sun.star.form.component.CheckBox" xml:id="control19" form:id="control19" form:label="N/A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6" form:control-implementation="ooo:com.sun.star.form.component.CheckBox" xml:id="control20" form:id="control20" form:label="N/A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6" form:control-implementation="ooo:com.sun.star.form.component.CheckBox" xml:id="control21" form:id="control21" form:label="N/A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6" form:control-implementation="ooo:com.sun.star.form.component.CheckBox" xml:id="control22" form:id="control22" form:label="N/A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6" form:control-implementation="ooo:com.sun.star.form.component.CheckBox" xml:id="control23" form:id="control23" form:label="N/A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6" form:control-implementation="ooo:com.sun.star.form.component.CheckBox" xml:id="control24" form:id="control24" form:label="N/A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6" form:control-implementation="ooo:com.sun.star.form.component.CheckBox" xml:id="control25" form:id="control25" form:label="N/A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6" form:control-implementation="ooo:com.sun.star.form.component.CheckBox" xml:id="control26" form:id="control26" form:label="N/A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6" form:control-implementation="ooo:com.sun.star.form.component.CheckBox" xml:id="control27" form:id="control27" form:label="N/A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6" form:control-implementation="ooo:com.sun.star.form.component.CheckBox" xml:id="control28" form:id="control28" form:label="N/A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6" form:control-implementation="ooo:com.sun.star.form.component.CheckBox" xml:id="control29" form:id="control29" form:label="N/A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6" form:control-implementation="ooo:com.sun.star.form.component.CheckBox" xml:id="control30" form:id="control30" form:label="N/A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6" form:control-implementation="ooo:com.sun.star.form.component.CheckBox" xml:id="control31" form:id="control31" form:label="N/A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" form:control-implementation="ooo:com.sun.star.form.component.CheckBox" xml:id="control32" form:id="control32" form:label="N/A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area form:name="Caixa de texto 1" form:control-implementation="ooo:com.sun.star.form.component.TextField" xml:id="control33" form:id="control33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 form:name="Caixa de texto 7" form:control-implementation="ooo:com.sun.star.form.component.TextField" xml:id="control34" form:id="control34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ixa de texto 6" form:control-implementation="ooo:com.sun.star.form.component.TextField" xml:id="control35" form:id="control35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  <form:form form:name="Formulário" form:allow-deletes="false" form:allow-inserts="false" form:allow-updates="false" form:apply-filter="true" form:escape-processing="false" form:enctype="application/text" form:command-type="table" form:navigation-mode="non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Caixa de seleção 17" form:control-implementation="ooo:com.sun.star.form.component.CheckBox" xml:id="control36" form:id="control36" form:label="NÃO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8" form:control-implementation="ooo:com.sun.star.form.component.CheckBox" xml:id="control37" form:id="control37" form:label="SIM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7" form:control-implementation="ooo:com.sun.star.form.component.CheckBox" xml:id="control38" form:id="control38" form:label="NÃO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8" form:control-implementation="ooo:com.sun.star.form.component.CheckBox" xml:id="control39" form:id="control39" form:label="SIM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7" form:control-implementation="ooo:com.sun.star.form.component.CheckBox" xml:id="control40" form:id="control40" form:label="NÃO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8" form:control-implementation="ooo:com.sun.star.form.component.CheckBox" xml:id="control41" form:id="control41" form:label="SIM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7" form:control-implementation="ooo:com.sun.star.form.component.CheckBox" xml:id="control42" form:id="control42" form:label="NÃO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8" form:control-implementation="ooo:com.sun.star.form.component.CheckBox" xml:id="control43" form:id="control43" form:label="SIM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7" form:control-implementation="ooo:com.sun.star.form.component.CheckBox" xml:id="control44" form:id="control44" form:label="NÃO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8" form:control-implementation="ooo:com.sun.star.form.component.CheckBox" xml:id="control45" form:id="control45" form:label="SIM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7" form:control-implementation="ooo:com.sun.star.form.component.CheckBox" xml:id="control46" form:id="control46" form:label="NÃO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8" form:control-implementation="ooo:com.sun.star.form.component.CheckBox" xml:id="control47" form:id="control47" form:label="SIM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7" form:control-implementation="ooo:com.sun.star.form.component.CheckBox" xml:id="control48" form:id="control48" form:label="NÃO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8" form:control-implementation="ooo:com.sun.star.form.component.CheckBox" xml:id="control49" form:id="control49" form:label="SIM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7" form:control-implementation="ooo:com.sun.star.form.component.CheckBox" xml:id="control50" form:id="control50" form:label="NÃO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8" form:control-implementation="ooo:com.sun.star.form.component.CheckBox" xml:id="control51" form:id="control51" form:label="SIM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7" form:control-implementation="ooo:com.sun.star.form.component.CheckBox" xml:id="control52" form:id="control52" form:label="NÃO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8" form:control-implementation="ooo:com.sun.star.form.component.CheckBox" xml:id="control53" form:id="control53" form:label="SIM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7" form:control-implementation="ooo:com.sun.star.form.component.CheckBox" xml:id="control54" form:id="control54" form:label="NÃO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8" form:control-implementation="ooo:com.sun.star.form.component.CheckBox" xml:id="control55" form:id="control55" form:label="SIM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7" form:control-implementation="ooo:com.sun.star.form.component.CheckBox" xml:id="control56" form:id="control56" form:label="NÃO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8" form:control-implementation="ooo:com.sun.star.form.component.CheckBox" xml:id="control57" form:id="control57" form:label="SIM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7" form:control-implementation="ooo:com.sun.star.form.component.CheckBox" xml:id="control58" form:id="control58" form:label="NÃO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8" form:control-implementation="ooo:com.sun.star.form.component.CheckBox" xml:id="control59" form:id="control59" form:label="SIM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7" form:control-implementation="ooo:com.sun.star.form.component.CheckBox" xml:id="control60" form:id="control60" form:label="NÃO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8" form:control-implementation="ooo:com.sun.star.form.component.CheckBox" xml:id="control61" form:id="control61" form:label="SIM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7" form:control-implementation="ooo:com.sun.star.form.component.CheckBox" xml:id="control62" form:id="control62" form:label="NÃO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8" form:control-implementation="ooo:com.sun.star.form.component.CheckBox" xml:id="control63" form:id="control63" form:label="SIM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7" form:control-implementation="ooo:com.sun.star.form.component.CheckBox" xml:id="control64" form:id="control64" form:label="NÃO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8" form:control-implementation="ooo:com.sun.star.form.component.CheckBox" xml:id="control65" form:id="control65" form:label="SIM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7" form:control-implementation="ooo:com.sun.star.form.component.CheckBox" xml:id="control66" form:id="control66" form:label="NÃO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8" form:control-implementation="ooo:com.sun.star.form.component.CheckBox" xml:id="control67" form:id="control67" form:label="SIM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7" form:control-implementation="ooo:com.sun.star.form.component.CheckBox" xml:id="control68" form:id="control68" form:label="NÃO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8" form:control-implementation="ooo:com.sun.star.form.component.CheckBox" xml:id="control69" form:id="control69" form:label="SIM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7" form:control-implementation="ooo:com.sun.star.form.component.CheckBox" xml:id="control70" form:id="control70" form:label="NÃO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8" form:control-implementation="ooo:com.sun.star.form.component.CheckBox" xml:id="control71" form:id="control71" form:label="SIM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7" form:control-implementation="ooo:com.sun.star.form.component.CheckBox" xml:id="control72" form:id="control72" form:label="NÃO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8" form:control-implementation="ooo:com.sun.star.form.component.CheckBox" xml:id="control73" form:id="control73" form:label="SIM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7" form:control-implementation="ooo:com.sun.star.form.component.CheckBox" xml:id="control74" form:id="control74" form:label="NÃO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8" form:control-implementation="ooo:com.sun.star.form.component.CheckBox" xml:id="control75" form:id="control75" form:label="SIM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7" form:control-implementation="ooo:com.sun.star.form.component.CheckBox" xml:id="control76" form:id="control76" form:label="NÃO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8" form:control-implementation="ooo:com.sun.star.form.component.CheckBox" xml:id="control77" form:id="control77" form:label="SIM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7" form:control-implementation="ooo:com.sun.star.form.component.CheckBox" xml:id="control78" form:id="control78" form:label="NÃO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8" form:control-implementation="ooo:com.sun.star.form.component.CheckBox" xml:id="control79" form:id="control79" form:label="SIM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7" form:control-implementation="ooo:com.sun.star.form.component.CheckBox" xml:id="control80" form:id="control80" form:label="NÃO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8" form:control-implementation="ooo:com.sun.star.form.component.CheckBox" xml:id="control81" form:id="control81" form:label="SIM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" form:control-implementation="ooo:com.sun.star.form.component.CheckBox" xml:id="control82" form:id="control82" form:label="NÃO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2" form:control-implementation="ooo:com.sun.star.form.component.CheckBox" xml:id="control83" form:id="control83" form:label="SIM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2" form:control-implementation="ooo:com.sun.star.form.component.CheckBox" xml:id="control84" form:id="control84" form:label="SIM, aguardando assinatura do cliente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" form:control-implementation="ooo:com.sun.star.form.component.CheckBox" xml:id="control85" form:id="control85" form:label="SIM, porém o TAC foi concluído e a energização postergada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ontrol text:anchor-type="paragraph" draw:z-index="8" draw:name="Controle 5" draw:style-name="gr6" draw:text-style-name="P37" svg:width="2.222cm" svg:height="0.6cm" svg:x="10.518cm" svg:y="2.286cm" draw:control="control4"/></text:p>
      <table:table table:name="Tabela1" table:style-name="Tabela1" table:template-name="Default Style">
        <table:table-column table:style-name="Tabela1.A"/>
        <table:table-row table:style-name="Tabela1.1">
          <table:table-cell table:style-name="Tabela1.A1" office:value-type="string">
            <text:p text:style-name="P2"><text:span text:style-name="T2">Projeto:</text:span> <draw:control text:anchor-type="as-char" draw:z-index="4" draw:name="Controle 1" draw:style-name="gr7" draw:text-style-name="P38" svg:width="19.375cm" svg:height="0.6cm" draw:control="control1"/></text:p>
          </table:table-cell>
        </table:table-row>
      </table:table>
      <table:table table:name="Tabela2" table:style-name="Tabela2" table:template-name="Default Style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2"><text:span text:style-name="T2">Bay:</text:span> <draw:control text:anchor-type="as-char" svg:y="-0.464cm" draw:z-index="5" draw:name="Controle 2" draw:style-name="gr1" draw:text-style-name="P38" svg:width="5.972cm" svg:height="0.6cm" draw:control="control2"/></text:p>
          </table:table-cell>
          <table:table-cell table:style-name="Tabela2.A1" office:value-type="string">
            <text:p text:style-name="P3">Painel: <draw:control text:anchor-type="as-char" svg:y="-0.48cm" draw:z-index="6" draw:name="Controle 3" draw:style-name="gr1" draw:text-style-name="P38" svg:width="5.539cm" svg:height="0.6cm" draw:control="control3"/></text:p>
          </table:table-cell>
          <table:table-cell table:style-name="Tabela2.A1" office:value-type="string">
            <text:p text:style-name="P4">IED: <draw:control text:anchor-type="as-char" svg:y="-0.545cm" draw:z-index="9" draw:name="Controle 11" draw:style-name="gr1" draw:text-style-name="P38" svg:width="6.024cm" svg:height="0.6cm" draw:control="control5"/></text:p>
          </table:table-cell>
        </table:table-row>
      </table:table>
      <table:table table:name="Tabela3" table:style-name="Tabela3" table:template-name="Default Style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6"><draw:control text:anchor-type="paragraph" draw:z-index="7" draw:name="Controle 8" draw:style-name="gr6" draw:text-style-name="P37" svg:width="2.222cm" svg:height="0.6cm" svg:x="2.454cm" svg:y="-0.034cm" draw:control="control8"/><text:span text:style-name="T1">Data </text:span><text:span text:style-name="T11">final TAC</text:span>:</text:p>
          </table:table-cell>
          <table:table-cell table:style-name="Tabela3.A1" office:value-type="string">
            <text:p text:style-name="P5"><text:span text:style-name="T1">Data </text:span><text:span text:style-name="T11">final Checklist:</text:span></text:p>
          </table:table-cell>
          <table:table-cell table:style-name="Tabela3.A1" office:value-type="string">
            <text:p text:style-name="P7"><draw:control text:anchor-type="paragraph" draw:z-index="10" draw:name="Controle 4" draw:style-name="gr6" draw:text-style-name="P37" svg:width="2.222cm" svg:height="0.6cm" svg:x="3.463cm" svg:y="-0.034cm" draw:control="control6"/><text:span text:style-name="T1">Data </text:span><text:span text:style-name="T11">de Energização</text:span>:</text:p>
          </table:table-cell>
        </table:table-row>
      </table:table>
      <text:list text:style-name="L1">
        <text:list-header>
          <text:p text:style-name="P9"><text:span text:style-name="T10">PREENCHIMENTO </text:span><text:span text:style-name="T12">E ENVIO </text:span><text:span text:style-name="T11">OBRIGATÓRIO </text:span><text:span text:style-name="T12">PARA O COORDENADOR </text:span><text:span text:style-name="T11">PSI </text:span><text:span text:style-name="T12">ANTES DA ENERGIZAÇÃO</text:span></text:p>
          <text:p text:style-name="P8"/>
        </text:list-header>
        <text:list-item>
          <text:p text:style-name="P20"><text:span text:style-name="T6">Check dos ajustes dos IEDs conforme Estudo (Ordem de Ajuste)</text:span><text:span text:style-name="T7">? </text:span></text:p>
        </text:list-item>
      </text:list>
      <text:p text:style-name="P23"><draw:g text:anchor-type="char" draw:z-index="11" draw:name="DrawObject 1" draw:style-name="gr4"><draw:control draw:name="Controle 6" draw:style-name="gr5" draw:text-style-name="P36" svg:width="2.2cm" svg:height="0.398cm" svg:x="4.824cm" svg:y="0.235cm" draw:control="control9"/><draw:control draw:name="Controle 7" draw:style-name="gr5" draw:text-style-name="P35" svg:width="1.724cm" svg:height="0.415cm" svg:x="2.986cm" svg:y="0.217cm" draw:control="control36"/><draw:control draw:name="Controle 9" draw:style-name="gr5" draw:text-style-name="P34" svg:width="1.696cm" svg:height="0.398cm" svg:x="1.291cm" svg:y="0.235cm" draw:control="control37"/></draw:g><text:span text:style-name="T7"/></text:p>
      <text:list text:continue-numbering="true" text:style-name="L1">
        <text:list-header>
          <text:p text:style-name="P12"/>
        </text:list-header>
        <text:list-item>
          <text:p text:style-name="P12"><text:span text:style-name="T13">C</text:span>heck <text:span text:style-name="T13">de todas as </text:span>funções habilitadas para eventos e oscilografia?</text:p>
        </text:list-item>
      </text:list>
      <text:p text:style-name="P14"><draw:g text:anchor-type="char" draw:z-index="12" draw:name="DrawObject 2" draw:style-name="gr4"><draw:control draw:name="Controle 10" draw:style-name="gr5" draw:text-style-name="P36" svg:width="2.2cm" svg:height="0.398cm" svg:x="4.824cm" svg:y="0.235cm" draw:control="control10"/><draw:control draw:name="Controle 12" draw:style-name="gr5" draw:text-style-name="P35" svg:width="1.724cm" svg:height="0.415cm" svg:x="2.986cm" svg:y="0.217cm" draw:control="control38"/><draw:control draw:name="Controle 13" draw:style-name="gr5" draw:text-style-name="P34" svg:width="1.696cm" svg:height="0.398cm" svg:x="1.291cm" svg:y="0.235cm" draw:control="control39"/></draw:g></text:p>
      <text:list text:continue-numbering="true" text:style-name="L1">
        <text:list-header>
          <text:p text:style-name="P12"/>
        </text:list-header>
        <text:list-item>
          <text:p text:style-name="P12">Check remoção do link de parada de mala utilizada em B.O. (reserva) <text:span text:style-name="T14">durante os testes?</text:span></text:p>
        </text:list-item>
      </text:list>
      <text:p text:style-name="P14"><draw:g text:anchor-type="char" draw:z-index="13" draw:name="DrawObject 3" draw:style-name="gr4"><draw:control draw:name="Controle 14" draw:style-name="gr5" draw:text-style-name="P36" svg:width="2.2cm" svg:height="0.398cm" svg:x="4.824cm" svg:y="0.235cm" draw:control="control11"/><draw:control draw:name="Controle 15" draw:style-name="gr5" draw:text-style-name="P35" svg:width="1.724cm" svg:height="0.415cm" svg:x="2.986cm" svg:y="0.217cm" draw:control="control40"/><draw:control draw:name="Controle 16" draw:style-name="gr5" draw:text-style-name="P34" svg:width="1.696cm" svg:height="0.398cm" svg:x="1.291cm" svg:y="0.235cm" draw:control="control41"/></draw:g></text:p>
      <text:p text:style-name="P14"/>
      <text:list text:continue-numbering="true" text:style-name="L1">
        <text:list-item>
          <text:p text:style-name="P12">Check <text:span text:style-name="T15">de </text:span><text:span text:style-name="T14">t</text:span>odas as BO’s dos IEDs de acordo com o projeto funcional?</text:p>
        </text:list-item>
      </text:list>
      <text:p text:style-name="P14"><draw:g text:anchor-type="char" draw:z-index="14" draw:name="DrawObject 4" draw:style-name="gr4"><draw:control draw:name="Controle 17" draw:style-name="gr5" draw:text-style-name="P36" svg:width="2.2cm" svg:height="0.398cm" svg:x="4.824cm" svg:y="0.235cm" draw:control="control12"/><draw:control draw:name="Controle 18" draw:style-name="gr5" draw:text-style-name="P35" svg:width="1.724cm" svg:height="0.415cm" svg:x="2.986cm" svg:y="0.217cm" draw:control="control42"/><draw:control draw:name="Controle 19" draw:style-name="gr5" draw:text-style-name="P34" svg:width="1.696cm" svg:height="0.398cm" svg:x="1.291cm" svg:y="0.235cm" draw:control="control43"/></draw:g></text:p>
      <text:p text:style-name="P14"><text:tab/></text:p>
      <text:list text:continue-numbering="true" text:style-name="L1">
        <text:list-item>
          <text:p text:style-name="P12">Check <text:span text:style-name="T15">de </text:span>alarmes indevidos no sistema de supervisão SAGE?</text:p>
        </text:list-item>
      </text:list>
      <text:p text:style-name="P14"><text:tab/><draw:g text:anchor-type="char" draw:z-index="15" draw:name="DrawObject 5" draw:style-name="gr4"><draw:control draw:name="Controle 20" draw:style-name="gr5" draw:text-style-name="P36" svg:width="2.2cm" svg:height="0.398cm" svg:x="4.824cm" svg:y="0.235cm" draw:control="control13"/><draw:control draw:name="Controle 21" draw:style-name="gr5" draw:text-style-name="P35" svg:width="1.724cm" svg:height="0.415cm" svg:x="2.986cm" svg:y="0.217cm" draw:control="control44"/><draw:control draw:name="Controle 22" draw:style-name="gr5" draw:text-style-name="P34" svg:width="1.696cm" svg:height="0.398cm" svg:x="1.291cm" svg:y="0.235cm" draw:control="control45"/></draw:g></text:p>
      <text:p text:style-name="P14"><text:tab/></text:p>
      <text:list text:continue-numbering="true" text:style-name="L1">
        <text:list-item>
          <text:p text:style-name="P12">Check IPs de todos os dispositivos (GPS, IEDs, Sw's, etc)?</text:p>
        </text:list-item>
      </text:list>
      <text:p text:style-name="P14"><draw:g text:anchor-type="char" draw:z-index="16" draw:name="DrawObject 6" draw:style-name="gr4"><draw:control draw:name="Controle 23" draw:style-name="gr5" draw:text-style-name="P36" svg:width="2.2cm" svg:height="0.398cm" svg:x="4.824cm" svg:y="0.235cm" draw:control="control14"/><draw:control draw:name="Controle 24" draw:style-name="gr5" draw:text-style-name="P35" svg:width="1.724cm" svg:height="0.415cm" svg:x="2.986cm" svg:y="0.217cm" draw:control="control46"/><draw:control draw:name="Controle 25" draw:style-name="gr5" draw:text-style-name="P34" svg:width="1.696cm" svg:height="0.398cm" svg:x="1.291cm" svg:y="0.235cm" draw:control="control47"/></draw:g></text:p>
      <text:p text:style-name="P14"/>
      <text:list text:continue-numbering="true" text:style-name="L1">
        <text:list-item>
          <text:p text:style-name="P12">Check sincronismo de tempo de todos os dispositivos testados?</text:p>
        </text:list-item>
      </text:list>
      <text:p text:style-name="P14"><draw:g text:anchor-type="char" draw:z-index="17" draw:name="DrawObject 7" draw:style-name="gr4"><draw:control draw:name="Controle 26" draw:style-name="gr5" draw:text-style-name="P36" svg:width="2.2cm" svg:height="0.398cm" svg:x="4.824cm" svg:y="0.235cm" draw:control="control15"/><draw:control draw:name="Controle 27" draw:style-name="gr5" draw:text-style-name="P35" svg:width="1.724cm" svg:height="0.415cm" svg:x="2.986cm" svg:y="0.217cm" draw:control="control48"/><draw:control draw:name="Controle 28" draw:style-name="gr5" draw:text-style-name="P34" svg:width="1.696cm" svg:height="0.398cm" svg:x="1.291cm" svg:y="0.235cm" draw:control="control49"/></draw:g></text:p>
      <text:p text:style-name="P14"/>
      <text:list text:continue-numbering="true" text:style-name="L1">
        <text:list-item>
          <text:p text:style-name="P12">Check dos circuitos de TRIP?</text:p>
        </text:list-item>
      </text:list>
      <text:p text:style-name="P14"><draw:g text:anchor-type="char" draw:z-index="18" draw:name="DrawObject 8" draw:style-name="gr4"><draw:control draw:name="Controle 29" draw:style-name="gr5" draw:text-style-name="P36" svg:width="2.2cm" svg:height="0.398cm" svg:x="4.824cm" svg:y="0.235cm" draw:control="control16"/><draw:control draw:name="Controle 30" draw:style-name="gr5" draw:text-style-name="P35" svg:width="1.724cm" svg:height="0.415cm" svg:x="2.986cm" svg:y="0.217cm" draw:control="control50"/><draw:control draw:name="Controle 31" draw:style-name="gr5" draw:text-style-name="P34" svg:width="1.696cm" svg:height="0.398cm" svg:x="1.291cm" svg:y="0.235cm" draw:control="control51"/></draw:g></text:p>
      <text:p text:style-name="P14"/>
      <text:list text:continue-numbering="true" text:style-name="L1">
        <text:list-item>
          <text:p text:style-name="P12">Check do circuito de Retrip?</text:p>
        </text:list-item>
      </text:list>
      <text:p text:style-name="P14"><draw:g text:anchor-type="char" draw:z-index="19" draw:name="DrawObject 9" draw:style-name="gr4"><draw:control draw:name="Controle 32" draw:style-name="gr5" draw:text-style-name="P36" svg:width="2.2cm" svg:height="0.398cm" svg:x="4.824cm" svg:y="0.235cm" draw:control="control17"/><draw:control draw:name="Controle 33" draw:style-name="gr5" draw:text-style-name="P35" svg:width="1.724cm" svg:height="0.415cm" svg:x="2.986cm" svg:y="0.217cm" draw:control="control52"/><draw:control draw:name="Controle 34" draw:style-name="gr5" draw:text-style-name="P34" svg:width="1.696cm" svg:height="0.398cm" svg:x="1.291cm" svg:y="0.235cm" draw:control="control53"/></draw:g></text:p>
      <text:p text:style-name="P14"/>
      <text:list text:continue-numbering="true" text:style-name="L1">
        <text:list-item>
          <text:p text:style-name="P12">Check do circuito de TRIP por 50/62BF?</text:p>
        </text:list-item>
      </text:list>
      <text:p text:style-name="P14"><draw:g text:anchor-type="char" draw:z-index="20" draw:name="DrawObject 10" draw:style-name="gr4"><draw:control draw:name="Controle 35" draw:style-name="gr5" draw:text-style-name="P36" svg:width="2.2cm" svg:height="0.398cm" svg:x="4.824cm" svg:y="0.235cm" draw:control="control18"/><draw:control draw:name="Controle 36" draw:style-name="gr5" draw:text-style-name="P35" svg:width="1.724cm" svg:height="0.415cm" svg:x="2.986cm" svg:y="0.217cm" draw:control="control54"/><draw:control draw:name="Controle 37" draw:style-name="gr5" draw:text-style-name="P34" svg:width="1.696cm" svg:height="0.398cm" svg:x="1.291cm" svg:y="0.235cm" draw:control="control55"/></draw:g></text:p>
      <text:p text:style-name="P14"/>
      <text:list text:continue-numbering="true" text:style-name="L1">
        <text:list-item>
          <text:p text:style-name="P12"><text:span text:style-name="T15">C</text:span>heck do anel do circuito <text:span text:style-name="T15">de BF </text:span>(links, cavilhas, etc)?</text:p>
        </text:list-item>
      </text:list>
      <text:p text:style-name="P18"><draw:g text:anchor-type="char" draw:z-index="21" draw:name="DrawObject 11" draw:style-name="gr4"><draw:control draw:name="Controle 38" draw:style-name="gr5" draw:text-style-name="P36" svg:width="2.2cm" svg:height="0.398cm" svg:x="4.824cm" svg:y="0.235cm" draw:control="control19"/><draw:control draw:name="Controle 39" draw:style-name="gr5" draw:text-style-name="P35" svg:width="1.724cm" svg:height="0.415cm" svg:x="2.986cm" svg:y="0.217cm" draw:control="control56"/><draw:control draw:name="Controle 40" draw:style-name="gr5" draw:text-style-name="P34" svg:width="1.696cm" svg:height="0.398cm" svg:x="1.291cm" svg:y="0.235cm" draw:control="control57"/></draw:g></text:p>
      <text:p text:style-name="P18"/>
      <text:list text:continue-numbering="true" text:style-name="L1">
        <text:list-item>
          <text:p text:style-name="P19">Check das cavilhas dos circuitos (liberadas e fechadas)?</text:p>
        </text:list-item>
      </text:list>
      <text:p text:style-name="P18"><draw:g text:anchor-type="char" draw:z-index="22" draw:name="DrawObject 12" draw:style-name="gr4"><draw:control draw:name="Controle 41" draw:style-name="gr5" draw:text-style-name="P36" svg:width="2.2cm" svg:height="0.398cm" svg:x="4.824cm" svg:y="0.235cm" draw:control="control20"/><draw:control draw:name="Controle 42" draw:style-name="gr5" draw:text-style-name="P35" svg:width="1.724cm" svg:height="0.415cm" svg:x="2.986cm" svg:y="0.217cm" draw:control="control58"/><draw:control draw:name="Controle 43" draw:style-name="gr5" draw:text-style-name="P34" svg:width="1.696cm" svg:height="0.398cm" svg:x="1.291cm" svg:y="0.235cm" draw:control="control59"/></draw:g></text:p>
      <text:p text:style-name="P18"/>
      <text:list text:continue-numbering="true" text:style-name="L1">
        <text:list-item>
          <text:p text:style-name="P12">Check dos circuitos de corrente (links, cavilhas, cx de interligação, secundário do TC, etc)?</text:p>
        </text:list-item>
      </text:list>
      <text:p text:style-name="P18"/>
      <text:p text:style-name="P18"><draw:g text:anchor-type="char" draw:z-index="23" draw:name="DrawObject 13" draw:style-name="gr4"><draw:control draw:name="Controle 44" draw:style-name="gr5" draw:text-style-name="P36" svg:width="2.2cm" svg:height="0.398cm" svg:x="4.824cm" svg:y="-0.241cm" draw:control="control21"/><draw:control draw:name="Controle 45" draw:style-name="gr5" draw:text-style-name="P35" svg:width="1.724cm" svg:height="0.415cm" svg:x="2.986cm" svg:y="-0.259cm" draw:control="control60"/><draw:control draw:name="Controle 46" draw:style-name="gr5" draw:text-style-name="P34" svg:width="1.696cm" svg:height="0.398cm" svg:x="1.291cm" svg:y="-0.241cm" draw:control="control61"/></draw:g></text:p>
      <text:list text:continue-numbering="true" text:style-name="L1">
        <text:list-item>
          <text:p text:style-name="P12">Check dos circuitos de tensão (links, cavilhas, cx de interligação, secundário do TP, etc)?</text:p>
        </text:list-item>
      </text:list>
      <text:p text:style-name="P14"><draw:g text:anchor-type="char" draw:z-index="24" draw:name="DrawObject 14" draw:style-name="gr4"><draw:control draw:name="Controle 47" draw:style-name="gr5" draw:text-style-name="P36" svg:width="2.2cm" svg:height="0.398cm" svg:x="4.824cm" svg:y="0.261cm" draw:control="control22"/><draw:control draw:name="Controle 48" draw:style-name="gr5" draw:text-style-name="P35" svg:width="1.724cm" svg:height="0.415cm" svg:x="2.986cm" svg:y="0.243cm" draw:control="control62"/><draw:control draw:name="Controle 49" draw:style-name="gr5" draw:text-style-name="P34" svg:width="1.696cm" svg:height="0.398cm" svg:x="1.291cm" svg:y="0.261cm" draw:control="control63"/></draw:g></text:p>
      <text:p text:style-name="P14"><text:soft-page-break/></text:p>
      <text:list text:continue-numbering="true" text:style-name="L1">
        <text:list-item>
          <text:p text:style-name="P12">Check <text:span text:style-name="T15">de </text:span>reaperto em todos os contatos?</text:p>
        </text:list-item>
      </text:list>
      <text:p text:style-name="P14"><draw:g text:anchor-type="char" draw:z-index="25" draw:name="DrawObject 15" draw:style-name="gr4"><draw:control draw:name="Controle 50" draw:style-name="gr5" draw:text-style-name="P36" svg:width="2.2cm" svg:height="0.398cm" svg:x="4.824cm" svg:y="0.261cm" draw:control="control23"/><draw:control draw:name="Controle 51" draw:style-name="gr5" draw:text-style-name="P35" svg:width="1.724cm" svg:height="0.415cm" svg:x="2.986cm" svg:y="0.243cm" draw:control="control64"/><draw:control draw:name="Controle 52" draw:style-name="gr5" draw:text-style-name="P34" svg:width="1.696cm" svg:height="0.398cm" svg:x="1.291cm" svg:y="0.261cm" draw:control="control65"/></draw:g></text:p>
      <text:p text:style-name="P14"/>
      <text:list text:continue-numbering="true" text:style-name="L1">
        <text:list-item>
          <text:p text:style-name="P16">Digitaliza<text:span text:style-name="T15">do (fotográfico)</text:span> dos diagramas As-buitados <text:span text:style-name="T15">em TAC?</text:span></text:p>
        </text:list-item>
      </text:list>
      <text:p text:style-name="P17"><draw:g text:anchor-type="char" draw:z-index="26" draw:name="DrawObject 16" draw:style-name="gr4"><draw:control draw:name="Controle 53" draw:style-name="gr5" draw:text-style-name="P36" svg:width="2.2cm" svg:height="0.398cm" svg:x="4.824cm" svg:y="0.261cm" draw:control="control24"/><draw:control draw:name="Controle 54" draw:style-name="gr5" draw:text-style-name="P35" svg:width="1.724cm" svg:height="0.415cm" svg:x="2.986cm" svg:y="0.243cm" draw:control="control66"/><draw:control draw:name="Controle 55" draw:style-name="gr5" draw:text-style-name="P34" svg:width="1.696cm" svg:height="0.398cm" svg:x="1.291cm" svg:y="0.261cm" draw:control="control67"/></draw:g></text:p>
      <text:p text:style-name="P17"/>
      <text:list text:continue-numbering="true" text:style-name="L1">
        <text:list-item>
          <text:p text:style-name="P13"><text:span text:style-name="T15">Realizado l</text:span>impeza, desconexão e organização dos cabos do módulo de testes?</text:p>
        </text:list-item>
      </text:list>
      <text:p text:style-name="P15"><draw:g text:anchor-type="char" draw:z-index="27" draw:name="DrawObject 17" draw:style-name="gr4"><draw:control draw:name="Controle 56" draw:style-name="gr5" draw:text-style-name="P36" svg:width="2.2cm" svg:height="0.398cm" svg:x="4.824cm" svg:y="0.261cm" draw:control="control25"/><draw:control draw:name="Controle 57" draw:style-name="gr5" draw:text-style-name="P35" svg:width="1.724cm" svg:height="0.415cm" svg:x="2.986cm" svg:y="0.243cm" draw:control="control68"/><draw:control draw:name="Controle 58" draw:style-name="gr5" draw:text-style-name="P34" svg:width="1.696cm" svg:height="0.398cm" svg:x="1.291cm" svg:y="0.261cm" draw:control="control69"/></draw:g></text:p>
      <text:p text:style-name="P15"/>
      <text:list text:continue-numbering="true" text:style-name="L1">
        <text:list-item>
          <text:p text:style-name="P12"><text:span text:style-name="T15">Realizado l</text:span>impeza e organização no painel e na sala de comando?</text:p>
        </text:list-item>
      </text:list>
      <text:p text:style-name="P14"><draw:g text:anchor-type="char" draw:z-index="28" draw:name="DrawObject 18" draw:style-name="gr4"><draw:control draw:name="Controle 59" draw:style-name="gr5" draw:text-style-name="P36" svg:width="2.2cm" svg:height="0.398cm" svg:x="4.824cm" svg:y="0.261cm" draw:control="control26"/><draw:control draw:name="Controle 60" draw:style-name="gr5" draw:text-style-name="P35" svg:width="1.724cm" svg:height="0.415cm" svg:x="2.986cm" svg:y="0.243cm" draw:control="control70"/><draw:control draw:name="Controle 61" draw:style-name="gr5" draw:text-style-name="P34" svg:width="1.696cm" svg:height="0.398cm" svg:x="1.291cm" svg:y="0.261cm" draw:control="control71"/></draw:g></text:p>
      <text:p text:style-name="P14"/>
      <text:list text:continue-numbering="true" text:style-name="L1">
        <text:list-item>
          <text:p text:style-name="P12"><text:span text:style-name="T15">Realizado i</text:span>nspeção visual nos painéis, bornes e cabos?</text:p>
        </text:list-item>
      </text:list>
      <text:p text:style-name="P14"><draw:g text:anchor-type="char" draw:z-index="29" draw:name="DrawObject 20" draw:style-name="gr4"><draw:control draw:name="Controle 65" draw:style-name="gr5" draw:text-style-name="P36" svg:width="2.2cm" svg:height="0.398cm" svg:x="4.824cm" svg:y="0.261cm" draw:control="control27"/><draw:control draw:name="Controle 66" draw:style-name="gr5" draw:text-style-name="P35" svg:width="1.724cm" svg:height="0.415cm" svg:x="2.986cm" svg:y="0.243cm" draw:control="control72"/><draw:control draw:name="Controle 67" draw:style-name="gr5" draw:text-style-name="P34" svg:width="1.696cm" svg:height="0.398cm" svg:x="1.291cm" svg:y="0.261cm" draw:control="control73"/></draw:g></text:p>
      <text:p text:style-name="P14"/>
      <text:list text:continue-numbering="true" text:style-name="L1">
        <text:list-item>
          <text:p text:style-name="P24"><text:span text:style-name="T7">A</text:span><text:span text:style-name="T5">tualizado </text:span><text:span text:style-name="T9">e enviado </text:span><text:span text:style-name="T5">a Lista de Pontos pós TAC para o </text:span><text:span text:style-name="T9">coordenador</text:span><text:span text:style-name="T5"> PSI?</text:span></text:p>
        </text:list-item>
      </text:list>
      <text:p text:style-name="P25"><draw:g text:anchor-type="char" draw:z-index="30" draw:name="DrawObject 21" draw:style-name="gr4"><draw:control draw:name="Controle 68" draw:style-name="gr5" draw:text-style-name="P36" svg:width="2.2cm" svg:height="0.398cm" svg:x="4.824cm" svg:y="0.261cm" draw:control="control28"/><draw:control draw:name="Controle 69" draw:style-name="gr5" draw:text-style-name="P35" svg:width="1.724cm" svg:height="0.415cm" svg:x="2.986cm" svg:y="0.243cm" draw:control="control74"/><draw:control draw:name="Controle 70" draw:style-name="gr5" draw:text-style-name="P34" svg:width="1.696cm" svg:height="0.398cm" svg:x="1.291cm" svg:y="0.261cm" draw:control="control75"/></draw:g><text:span text:style-name="T5"/></text:p>
      <text:p text:style-name="P25"><text:span text:style-name="T5"/></text:p>
      <text:list text:continue-numbering="true" text:style-name="L1">
        <text:list-item>
          <text:p text:style-name="P21"><text:span text:style-name="T7">Gera</text:span><text:span text:style-name="T8">do</text:span><text:span text:style-name="T7"> e disponibiliza</text:span><text:span text:style-name="T8">do</text:span><text:span text:style-name="T7"> os arquivos de backup final </text:span><text:span text:style-name="T8">(IEDs/Remota/SCADA) </text:span><text:span text:style-name="T7">ao cliente?</text:span></text:p>
        </text:list-item>
      </text:list>
      <text:p text:style-name="P26"><draw:g text:anchor-type="char" draw:z-index="31" draw:name="DrawObject 22" draw:style-name="gr4"><draw:control draw:name="Controle 71" draw:style-name="gr5" draw:text-style-name="P36" svg:width="2.2cm" svg:height="0.398cm" svg:x="4.824cm" svg:y="0.261cm" draw:control="control29"/><draw:control draw:name="Controle 72" draw:style-name="gr5" draw:text-style-name="P35" svg:width="1.724cm" svg:height="0.415cm" svg:x="2.986cm" svg:y="0.243cm" draw:control="control76"/><draw:control draw:name="Controle 73" draw:style-name="gr5" draw:text-style-name="P34" svg:width="1.696cm" svg:height="0.398cm" svg:x="1.291cm" svg:y="0.261cm" draw:control="control77"/></draw:g><text:span text:style-name="T7"/></text:p>
      <text:p text:style-name="P26"><text:span text:style-name="T7"/></text:p>
      <text:list text:continue-numbering="true" text:style-name="L1">
        <text:list-item>
          <text:p text:style-name="P27"><text:span text:style-name="T7">R</text:span><text:span text:style-name="T5">ealizado no mínimo 3x na semana a inspeção diária de segurança em obra?</text:span></text:p>
        </text:list-item>
      </text:list>
      <text:p text:style-name="P26"><draw:g text:anchor-type="char" draw:z-index="32" draw:name="DrawObject 23" draw:style-name="gr4"><draw:control draw:name="Controle 74" draw:style-name="gr5" draw:text-style-name="P36" svg:width="2.2cm" svg:height="0.398cm" svg:x="4.824cm" svg:y="0.261cm" draw:control="control30"/><draw:control draw:name="Controle 75" draw:style-name="gr5" draw:text-style-name="P35" svg:width="1.724cm" svg:height="0.415cm" svg:x="2.986cm" svg:y="0.243cm" draw:control="control78"/><draw:control draw:name="Controle 76" draw:style-name="gr5" draw:text-style-name="P34" svg:width="1.696cm" svg:height="0.398cm" svg:x="1.291cm" svg:y="0.261cm" draw:control="control79"/></draw:g></text:p>
      <text:p text:style-name="P26"><text:span text:style-name="T7"/></text:p>
      <text:list text:continue-numbering="true" text:style-name="L1">
        <text:list-item>
          <text:p text:style-name="P27"><text:span text:style-name="T5">Criado e enviado para o COT o Certificado dos Testes entre N1 e N2?</text:span></text:p>
        </text:list-item>
      </text:list>
      <text:p text:style-name="P26"><draw:g text:anchor-type="char" draw:z-index="33" draw:name="DrawObject 24" draw:style-name="gr4"><draw:control draw:name="Controle 77" draw:style-name="gr5" draw:text-style-name="P36" svg:width="2.2cm" svg:height="0.398cm" svg:x="4.824cm" svg:y="0.261cm" draw:control="control31"/><draw:control draw:name="Controle 78" draw:style-name="gr5" draw:text-style-name="P35" svg:width="1.724cm" svg:height="0.415cm" svg:x="2.986cm" svg:y="0.243cm" draw:control="control80"/><draw:control draw:name="Controle 79" draw:style-name="gr5" draw:text-style-name="P34" svg:width="1.696cm" svg:height="0.398cm" svg:x="1.291cm" svg:y="0.261cm" draw:control="control81"/></draw:g><text:span text:style-name="T5"/></text:p>
      <text:p text:style-name="P26"><text:span text:style-name="T5"/></text:p>
      <text:list text:continue-numbering="true" text:style-name="L1">
        <text:list-item>
          <text:p text:style-name="P27"><text:span text:style-name="T7">C</text:span><text:span text:style-name="T5">riado e gerado a ATA de energização com assinatura do cliente?</text:span></text:p>
        </text:list-item>
      </text:list>
      <text:p text:style-name="P22"><draw:control text:anchor-type="char" draw:z-index="36" draw:name="Controle 85" draw:style-name="gr3" draw:text-style-name="P34" svg:width="1.696cm" svg:height="0.398cm" svg:x="1.289cm" svg:y="0.261cm" draw:control="control83"/><text:span text:style-name="T7"/></text:p>
      <text:p text:style-name="P10"><draw:control text:anchor-type="char" draw:z-index="37" draw:name="Controle 82" draw:style-name="gr3" draw:text-style-name="P33" svg:width="16.752cm" svg:height="0.398cm" svg:x="1.289cm" svg:y="0.393cm" draw:control="control84"/><text:span text:style-name="T7"/></text:p>
      <text:p text:style-name="P10"><text:span text:style-name="T7"/></text:p>
      <text:p text:style-name="P10"><draw:control text:anchor-type="char" draw:z-index="38" draw:name="Controle 83" draw:style-name="gr3" draw:text-style-name="P32" svg:width="16.752cm" svg:height="0.415cm" svg:x="1.289cm" svg:y="0.016cm" draw:control="control85"/><text:span text:style-name="T7"/></text:p>
      <text:p text:style-name="P10"><draw:control text:anchor-type="char" draw:z-index="35" draw:name="Controle 81" draw:style-name="gr3" draw:text-style-name="P35" svg:width="1.724cm" svg:height="0.415cm" svg:x="1.289cm" svg:y="0.191cm" draw:control="control82"/><text:span text:style-name="T7"/></text:p>
      <text:p text:style-name="P10"><draw:control text:anchor-type="char" draw:z-index="34" draw:name="Controle 80" draw:style-name="gr3" draw:text-style-name="P36" svg:width="2.2cm" svg:height="0.398cm" svg:x="1.289cm" svg:y="0.397cm" draw:control="control32"/><text:span text:style-name="T7"/></text:p>
      <text:p text:style-name="P10"><text:span text:style-name="T7"/></text:p>
      <text:p text:style-name="P10"><text:span text:style-name="T7"/></text:p>
      <text:p text:style-name="P30"><text:span text:style-name="T17">Observações</text:span><text:span text:style-name="T16">:</text:span></text:p>
      <text:p text:style-name="P29"><text:span text:style-name="T16"><draw:control text:anchor-type="as-char" svg:y="-1.847cm" draw:z-index="39" draw:name="Controle 62" draw:style-name="gr2" draw:text-style-name="P31" svg:width="20.543cm" svg:height="1.916cm" draw:control="control33"/></text:span></text:p>
      <text:p text:style-name="P11"><text:span text:style-name="T3"/></text:p>
      <text:p text:style-name="P11"><text:span text:style-name="T3"/></text:p>
      <text:p text:style-name="P11"><draw:line text:anchor-type="paragraph" draw:z-index="2" draw:name="Linha horizontal 2" draw:style-name="gr8" draw:text-style-name="P39" svg:x1="13.541cm" svg:y1="0.43cm" svg:x2="20.503cm" svg:y2="0.43cm"><text:p/></draw:line><text:span text:style-name="T3">Colaborador: </text:span><text:span text:style-name="T3"><draw:control text:anchor-type="as-char" svg:y="-0.409cm" draw:z-index="40" draw:name="Controle 63" draw:style-name="gr1" draw:text-style-name="P31" svg:width="9.231cm" svg:height="0.701cm" draw:control="control34"/></text:span><text:span text:style-name="T3"><text:s/></text:span><text:span text:style-name="T2">Assinatura:</text:span></text:p>
      <text:p text:style-name="P28"><text:span text:style-name="T4"/></text:p>
      <text:p text:style-name="P28"><text:span text:style-name="T4"/></text:p>
      <text:p text:style-name="P11"><draw:line text:anchor-type="paragraph" draw:z-index="3" draw:name="Linha horizontal 1" draw:style-name="gr8" draw:text-style-name="P39" svg:x1="13.541cm" svg:y1="0.43cm" svg:x2="20.503cm" svg:y2="0.43cm"><text:p/></draw:line><text:span text:style-name="T3">Colaborador: </text:span><text:span text:style-name="T3"><draw:control text:anchor-type="as-char" svg:y="-0.409cm" draw:z-index="41" draw:name="Controle 64" draw:style-name="gr1" draw:text-style-name="P31" svg:width="9.231cm" svg:height="0.701cm" draw:control="control35"/></text:span><text:span text:style-name="T3"><text:s/></text:span><text:span text:style-name="T2">Assinatura:</text:span></text:p>
      <text:p text:style-name="P28"><text:span text:style-name="T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IDFont+F2" svg:font-family="CIDFont+F2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Negrito" style:font-family-generic="swiss"/>
    <style:font-face style:name="Calibri Light2" svg:font-family="'Calibri Light'" style:font-adornments="Regular" style:font-family-generic="swiss"/>
    <style:font-face style:name="Franklin Gothic Heavy" svg:font-family="'Franklin Gothic Heavy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fill-image draw:name="MarcaDaguaPSI" xlink:href="Pictures/100000000000025D000000E7F5AB8B2C.jpg" xlink:type="simple" xlink:show="embed" xlink:actuate="onLoad"/>
    <draw:fill-image draw:name="PSI_5f_Logo-01-1" draw:display-name="PSI_Logo-01-1" xlink:href="Pictures/1000000100000BC000000420687FC039.png" xlink:type="simple" xlink:show="embed" xlink:actuate="onLoad"/>
    <draw:fill-image draw:name="rodapé_5f_PSI" draw:display-name="rodapé_PSI" xlink:href="Pictures/10000000000009A9000000EB2C10104B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2c77ee"/>
    </style:style>
    <style:style style:name="MP2" style:family="paragraph">
      <style:paragraph-properties fo:text-align="center" style:writing-mode="lr-tb"/>
    </style:style>
    <style:style style:name="MP3" style:family="paragraph">
      <loext:graphic-properties draw:fill="none"/>
      <style:paragraph-properties fo:text-align="center"/>
      <style:text-properties fo:color="#111111" loext:opacity="100%" style:font-name="Calibri" fo:font-size="16pt" fo:font-weight="bold" style:font-size-asian="16pt" style:font-weight-asian="bold" style:font-size-complex="16pt" style:font-weight-complex="bold"/>
    </style:style>
    <style:style style:name="MT1" style:family="text">
      <style:text-properties fo:color="#111111" loext:opacity="100%" style:font-name="Calibri" fo:font-size="16pt" fo:font-weight="bold" style:font-name-asian="CIDFont+F2" style:font-size-asian="16pt" style:font-weight-asian="bold" style:font-name-complex="CIDFont+F2" style:font-size-complex="16pt" style:font-weight-complex="bold"/>
    </style:style>
    <style:style style:name="MT2" style:family="text">
      <style:text-properties fo:color="#111111" loext:opacity="100%" style:font-name="Calibri" fo:font-size="5.40000009536743pt" fo:font-weight="bold" style:font-name-asian="CIDFont+F2" style:font-size-asian="5.40000009536743pt" style:font-weight-asian="bold" style:font-name-complex="CIDFont+F2" style:font-size-complex="5.40000009536743pt" style:font-weight-complex="bold"/>
    </style:style>
    <style:style style:name="MT3" style:family="text">
      <style:text-properties fo:color="#efa047" loext:opacity="100%" style:font-name="Calibri" fo:font-size="14pt" fo:font-weight="bold" style:font-name-asian="CIDFont+F2" style:font-size-asian="14pt" style:font-weight-asian="bold" style:font-name-complex="CIDFont+F2" style:font-size-complex="14pt" style:font-weight-complex="bold"/>
    </style:style>
    <style:style style:name="MT4" style:family="text">
      <style:text-properties fo:color="#efa047" loext:opacity="100%" style:font-name="Calibri" fo:font-size="14pt" fo:language="pt" fo:country="BR" fo:font-weight="bold" style:font-name-asian="CIDFont+F2" style:font-size-asian="14pt" style:font-weight-asian="bold" style:font-name-complex="CIDFont+F2" style:font-size-complex="14pt" style:font-weight-complex="bold"/>
    </style:style>
    <style:style style:name="M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528cm" fo:min-width="5.272cm" fo:padding-top="0cm" fo:padding-bottom="0cm" fo:padding-left="0cm" fo:padding-right="0cm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MarcaDaguaPSI" draw:fill-image-width="15cm" draw:fill-image-height="5.001cm" style:repeat="no-repeat" draw:fill-image-ref-point="center" style:footnote-max-height="0cm" loext:margin-gutter="0cm">
        <style:background-image xlink:href="Pictures/100000000000025D000000E7F5AB8B2C.jpg" xlink:type="simple" xlink:actuate="onLoad" style:position="center center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0cm" style:dynamic-spacing="false" draw:fill="bitmap" draw:fill-color="#729fcf" draw:fill-image-name="PSI_5f_Logo-01-1" draw:fill-image-width="5.001cm" draw:fill-image-height="2cm" style:repeat="no-repeat" draw:fill-image-ref-point="top-left">
          <style:background-image xlink:href="Pictures/1000000100000BC000000420687FC039.png" xlink:type="simple" xlink:actuate="onLoad" style:position="top left" style:repeat="no-repeat"/>
        </style:header-footer-properties>
      </style:header-style>
      <style:footer-style>
        <style:header-footer-properties fo:min-height="2cm" fo:margin-left="0cm" fo:margin-right="0cm" fo:margin-top="0cm" style:dynamic-spacing="false" draw:fill="bitmap" draw:fill-color="#729fcf" draw:fill-image-name="rodapé_5f_PSI" draw:fill-image-width="22.999cm" draw:fill-image-height="2cm" style:repeat="no-repeat" draw:fill-image-ref-point="bottom">
          <style:background-image xlink:href="Pictures/10000000000009A9000000EB2C10104B.jpg" xlink:type="simple" xlink:actuate="onLoad" style:position="bottom center" style:repeat="no-repeat"/>
        </style:header-footer-properties>
      </style:footer-style>
    </style:page-layout>
    <style:style style:name="Mdp1" style:family="drawing-page">
      <style:drawing-page-properties draw:fill="bitmap" draw:background-size="full" draw:fill-image-name="MarcaDaguaPSI" draw:fill-image-width="15cm" draw:fill-image-height="5.001cm" style:repeat="no-repeat" draw:fill-image-ref-point="center"/>
    </style:style>
  </office:automatic-styles>
  <office:master-styles>
    <style:master-page style:name="Standard" style:page-layout-name="Mpm1" draw:style-name="Mdp1">
      <style:header>
        <text:p text:style-name="MP1"><draw:frame text:anchor-type="paragraph" draw:z-index="1" draw:name="Quadro de texto 'Checklis...' 3" draw:style-name="Mgr1" draw:text-style-name="MP3" svg:width="5.273cm" svg:height="1.528cm" svg:x="7.863cm" svg:y="0.351cm"><draw:text-box><text:p text:style-name="MP2"><text:span text:style-name="MT1">PLANO DE AÇÃO PSI</text:span></text:p><text:p text:style-name="MP2"><text:span text:style-name="MT2"/></text:p><text:p text:style-name="MP2"><text:span text:style-name="MT3">Checklist </text:span><text:span text:style-name="MT4">Pré-Energização</text:span></text:p></draw:text-box></draw:frame></text:p>
      </style:header>
      <style:footer>
        <text:p text:style-name="Footer"/>
        <text:p text:style-name="Footer"/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9T18:27:48.018000000</meta:creation-date>
    <dc:date>2024-02-22T16:33:36.875000000</dc:date>
    <meta:editing-duration>PT8H24M12S</meta:editing-duration>
    <meta:editing-cycles>72</meta:editing-cycles>
    <meta:generator>LibreOffice/24.2.0.3$Windows_X86_64 LibreOffice_project/da48488a73ddd66ea24cf16bbc4f7b9c08e9bea1</meta:generator>
    <meta:print-date>2024-02-22T16:31:39.066000000</meta:print-date>
    <meta:printed-by>Arquivos PDF</meta:printed-by>
    <meta:document-statistic meta:table-count="3" meta:image-count="0" meta:object-count="0" meta:page-count="2" meta:paragraph-count="39" meta:word-count="299" meta:character-count="1756" meta:non-whitespace-character-count="1507"/>
  </office:meta>
</office:document-meta>
</file>